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e74c4"/>
    </style:style>
    <style:style style:name="P2" style:family="paragraph" style:parent-style-name="Standard">
      <style:text-properties officeooo:rsid="000e74c4" officeooo:paragraph-rsid="000e74c4"/>
    </style:style>
    <style:style style:name="P3" style:family="paragraph" style:parent-style-name="Standard">
      <style:text-properties officeooo:rsid="000e74c4" officeooo:paragraph-rsid="000e88e5"/>
    </style:style>
    <style:style style:name="P4" style:family="paragraph" style:parent-style-name="Standard">
      <style:text-properties officeooo:rsid="000e88e5" officeooo:paragraph-rsid="000e88e5"/>
    </style:style>
    <style:style style:name="P5" style:family="paragraph" style:parent-style-name="Standard">
      <style:text-properties officeooo:rsid="000eca0e" officeooo:paragraph-rsid="00109c0e"/>
    </style:style>
    <style:style style:name="P6" style:family="paragraph" style:parent-style-name="Standard">
      <style:text-properties officeooo:rsid="00109c0e" officeooo:paragraph-rsid="00109c0e"/>
    </style:style>
    <style:style style:name="P7" style:family="paragraph" style:parent-style-name="Standard">
      <style:text-properties officeooo:rsid="00109c0e" officeooo:paragraph-rsid="0010cb5a"/>
    </style:style>
    <style:style style:name="P8" style:family="paragraph" style:parent-style-name="Standard">
      <style:text-properties officeooo:rsid="00109c0e" officeooo:paragraph-rsid="0012ace6"/>
    </style:style>
    <style:style style:name="P9" style:family="paragraph" style:parent-style-name="Standard">
      <style:text-properties officeooo:rsid="00109c0e" officeooo:paragraph-rsid="001969c2"/>
    </style:style>
    <style:style style:name="P10" style:family="paragraph" style:parent-style-name="Standard">
      <style:text-properties officeooo:rsid="00109c0e" officeooo:paragraph-rsid="002669b8"/>
    </style:style>
    <style:style style:name="P11" style:family="paragraph" style:parent-style-name="Standard">
      <style:text-properties officeooo:rsid="00109c0e" officeooo:paragraph-rsid="002b4799"/>
    </style:style>
    <style:style style:name="P12" style:family="paragraph" style:parent-style-name="Standard">
      <style:text-properties officeooo:rsid="00109c0e" officeooo:paragraph-rsid="0047817e"/>
    </style:style>
    <style:style style:name="P13" style:family="paragraph" style:parent-style-name="Standard">
      <style:text-properties officeooo:rsid="001406c3" officeooo:paragraph-rsid="001969c2"/>
    </style:style>
    <style:style style:name="P14" style:family="paragraph" style:parent-style-name="Standard">
      <style:text-properties officeooo:rsid="001406c3" officeooo:paragraph-rsid="001c95e2"/>
    </style:style>
    <style:style style:name="P15" style:family="paragraph" style:parent-style-name="Standard">
      <style:text-properties officeooo:rsid="001f9196" officeooo:paragraph-rsid="002f3139"/>
    </style:style>
    <style:style style:name="P16" style:family="paragraph" style:parent-style-name="Standard">
      <style:text-properties officeooo:rsid="001f9196" officeooo:paragraph-rsid="00309686"/>
    </style:style>
    <style:style style:name="P17" style:family="paragraph" style:parent-style-name="Standard">
      <style:text-properties officeooo:rsid="001f9196" officeooo:paragraph-rsid="00320c84"/>
    </style:style>
    <style:style style:name="P18" style:family="paragraph" style:parent-style-name="Standard">
      <style:text-properties officeooo:rsid="001f9196" officeooo:paragraph-rsid="003baef3"/>
    </style:style>
    <style:style style:name="P19" style:family="paragraph" style:parent-style-name="Standard">
      <style:text-properties officeooo:rsid="001f9196" officeooo:paragraph-rsid="003cda77"/>
    </style:style>
    <style:style style:name="P20" style:family="paragraph" style:parent-style-name="Standard">
      <style:text-properties officeooo:rsid="001f9196" officeooo:paragraph-rsid="003fa1c9"/>
    </style:style>
    <style:style style:name="P21" style:family="paragraph" style:parent-style-name="Standard">
      <style:text-properties officeooo:rsid="001f9196" officeooo:paragraph-rsid="003fbbd6"/>
    </style:style>
    <style:style style:name="P22" style:family="paragraph" style:parent-style-name="Standard">
      <style:text-properties officeooo:rsid="001f9196" officeooo:paragraph-rsid="00445388"/>
    </style:style>
    <style:style style:name="P23" style:family="paragraph" style:parent-style-name="Standard">
      <style:text-properties style:font-name="Liberation Serif1" officeooo:rsid="000e74c4" officeooo:paragraph-rsid="000e74c4"/>
    </style:style>
    <style:style style:name="P24" style:family="paragraph" style:parent-style-name="Standard">
      <style:text-properties style:font-name="Liberation Serif1" officeooo:rsid="000e88e5" officeooo:paragraph-rsid="000e88e5"/>
    </style:style>
    <style:style style:name="P25" style:family="paragraph" style:parent-style-name="Standard">
      <style:text-properties style:font-name="Liberation Serif1" officeooo:rsid="00109c0e" officeooo:paragraph-rsid="00109c0e"/>
    </style:style>
    <style:style style:name="P26" style:family="paragraph" style:parent-style-name="Standard">
      <style:text-properties fo:color="#000000" style:font-name="Liberation Serif" officeooo:rsid="00109c0e" officeooo:paragraph-rsid="00462f20"/>
    </style:style>
    <style:style style:name="P27" style:family="paragraph" style:parent-style-name="Standard">
      <style:text-properties officeooo:rsid="004b715e" officeooo:paragraph-rsid="004e8bcc"/>
    </style:style>
    <style:style style:name="P28" style:family="paragraph" style:parent-style-name="Standard">
      <style:text-properties officeooo:rsid="004b715e" officeooo:paragraph-rsid="005047e9"/>
    </style:style>
    <style:style style:name="P29" style:family="paragraph" style:parent-style-name="Standard">
      <style:text-properties officeooo:rsid="004b715e" officeooo:paragraph-rsid="0050bdff"/>
    </style:style>
    <style:style style:name="P30" style:family="paragraph" style:parent-style-name="Standard">
      <style:text-properties officeooo:rsid="00109c0e" officeooo:paragraph-rsid="0012ace6"/>
    </style:style>
    <style:style style:name="P31" style:family="paragraph" style:parent-style-name="Standard">
      <style:text-properties officeooo:rsid="00109c0e" officeooo:paragraph-rsid="005047e9"/>
    </style:style>
    <style:style style:name="P32" style:family="paragraph" style:parent-style-name="Standard">
      <style:text-properties officeooo:rsid="00109c0e" officeooo:paragraph-rsid="001969c2"/>
    </style:style>
    <style:style style:name="P33" style:family="paragraph" style:parent-style-name="Standard">
      <style:text-properties officeooo:rsid="00109c0e" officeooo:paragraph-rsid="0047817e"/>
    </style:style>
    <style:style style:name="P34" style:family="paragraph" style:parent-style-name="Standard">
      <style:text-properties officeooo:rsid="00109c0e" officeooo:paragraph-rsid="006f1f4e"/>
    </style:style>
    <style:style style:name="P35" style:family="paragraph" style:parent-style-name="Standard">
      <style:text-properties officeooo:rsid="00523fee" officeooo:paragraph-rsid="00523fee"/>
    </style:style>
    <style:style style:name="P36" style:family="paragraph" style:parent-style-name="Standard">
      <style:text-properties officeooo:rsid="00523fee" officeooo:paragraph-rsid="0054c1e5"/>
    </style:style>
    <style:style style:name="P37" style:family="paragraph" style:parent-style-name="Standard">
      <style:text-properties officeooo:rsid="00523fee" officeooo:paragraph-rsid="0054da72"/>
    </style:style>
    <style:style style:name="P38" style:family="paragraph" style:parent-style-name="Standard">
      <style:text-properties officeooo:rsid="00523fee" officeooo:paragraph-rsid="00559054"/>
    </style:style>
    <style:style style:name="P39" style:family="paragraph" style:parent-style-name="Standard">
      <style:text-properties officeooo:rsid="00523fee" officeooo:paragraph-rsid="0057c629"/>
    </style:style>
    <style:style style:name="P40" style:family="paragraph" style:parent-style-name="Standard">
      <style:text-properties officeooo:rsid="00523fee" officeooo:paragraph-rsid="006d27ef"/>
    </style:style>
    <style:style style:name="P41" style:family="paragraph" style:parent-style-name="Standard">
      <style:text-properties officeooo:rsid="0059f86f" officeooo:paragraph-rsid="005bdd23"/>
    </style:style>
    <style:style style:name="P42" style:family="paragraph" style:parent-style-name="Standard">
      <style:text-properties officeooo:rsid="0059f86f" officeooo:paragraph-rsid="005e184a"/>
    </style:style>
    <style:style style:name="P43" style:family="paragraph" style:parent-style-name="Standard">
      <style:text-properties officeooo:rsid="0059f86f" officeooo:paragraph-rsid="005f506a"/>
    </style:style>
    <style:style style:name="P44" style:family="paragraph" style:parent-style-name="Standard">
      <style:text-properties officeooo:rsid="0059f86f" officeooo:paragraph-rsid="006af3ac"/>
    </style:style>
    <style:style style:name="P45" style:family="paragraph" style:parent-style-name="Standard">
      <style:text-properties officeooo:rsid="0059f86f" officeooo:paragraph-rsid="006b86e8"/>
    </style:style>
    <style:style style:name="P46" style:family="paragraph" style:parent-style-name="Standard">
      <style:text-properties officeooo:paragraph-rsid="000e74c4"/>
    </style:style>
    <style:style style:name="P47" style:family="paragraph" style:parent-style-name="Standard">
      <style:text-properties officeooo:paragraph-rsid="006f26c2"/>
    </style:style>
    <style:style style:name="P48" style:family="paragraph" style:parent-style-name="Standard">
      <style:text-properties officeooo:paragraph-rsid="0071491e"/>
    </style:style>
    <style:style style:name="P49" style:family="paragraph" style:parent-style-name="Standard">
      <style:text-properties officeooo:paragraph-rsid="0071b4ad"/>
    </style:style>
    <style:style style:name="P50" style:family="paragraph" style:parent-style-name="Standard">
      <style:text-properties fo:color="#000000" style:font-name="Liberation Serif" officeooo:rsid="00109c0e" officeooo:paragraph-rsid="00462f20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eca0e"/>
    </style:style>
    <style:style style:name="T3" style:family="text">
      <style:text-properties style:font-name="Liberation Serif1" officeooo:rsid="000f4cdf"/>
    </style:style>
    <style:style style:name="T4" style:family="text">
      <style:text-properties style:font-name="Liberation Serif1" officeooo:rsid="00109c0e"/>
    </style:style>
    <style:style style:name="T5" style:family="text">
      <style:text-properties style:font-name="Liberation Serif1" officeooo:rsid="0010cb5a"/>
    </style:style>
    <style:style style:name="T6" style:family="text">
      <style:text-properties style:font-name="Liberation Serif1" officeooo:rsid="001406c3"/>
    </style:style>
    <style:style style:name="T7" style:family="text">
      <style:text-properties style:font-name="Liberation Serif1" officeooo:rsid="00147307"/>
    </style:style>
    <style:style style:name="T8" style:family="text">
      <style:text-properties style:font-name="Liberation Serif1" officeooo:rsid="00153699"/>
    </style:style>
    <style:style style:name="T9" style:family="text">
      <style:text-properties style:font-name="Liberation Serif1" officeooo:rsid="00206d9a"/>
    </style:style>
    <style:style style:name="T10" style:family="text">
      <style:text-properties style:font-name="Liberation Serif1" officeooo:rsid="002763ad"/>
    </style:style>
    <style:style style:name="T11" style:family="text">
      <style:text-properties style:font-name="Liberation Serif1" officeooo:rsid="002946eb"/>
    </style:style>
    <style:style style:name="T12" style:family="text">
      <style:text-properties style:font-name="Liberation Serif1" officeooo:rsid="002ebe7a"/>
    </style:style>
    <style:style style:name="T13" style:family="text">
      <style:text-properties style:font-name="Liberation Serif1" officeooo:rsid="002f3139"/>
    </style:style>
    <style:style style:name="T14" style:family="text">
      <style:text-properties style:font-name="Liberation Serif1" officeooo:rsid="00309686"/>
    </style:style>
    <style:style style:name="T15" style:family="text">
      <style:text-properties style:font-name="Liberation Serif1" officeooo:rsid="0031b7b9"/>
    </style:style>
    <style:style style:name="T16" style:family="text">
      <style:text-properties style:font-name="Liberation Serif1" officeooo:rsid="00383c37"/>
    </style:style>
    <style:style style:name="T17" style:family="text">
      <style:text-properties style:font-name="Liberation Serif1" officeooo:rsid="003baef3"/>
    </style:style>
    <style:style style:name="T18" style:family="text">
      <style:text-properties style:font-name="Liberation Serif1" officeooo:rsid="003dc8f8"/>
    </style:style>
    <style:style style:name="T19" style:family="text">
      <style:text-properties style:font-name="Liberation Serif1" officeooo:rsid="003fa1c9"/>
    </style:style>
    <style:style style:name="T20" style:family="text">
      <style:text-properties style:font-name="Liberation Serif1" officeooo:rsid="003fbbd6"/>
    </style:style>
    <style:style style:name="T21" style:family="text">
      <style:text-properties style:font-name="Liberation Serif1" officeooo:rsid="00413e54"/>
    </style:style>
    <style:style style:name="T22" style:family="text">
      <style:text-properties style:font-name="Liberation Serif1" officeooo:rsid="00445388"/>
    </style:style>
    <style:style style:name="T23" style:family="text">
      <style:text-properties style:font-name="Liberation Serif1" officeooo:rsid="0053838b"/>
    </style:style>
    <style:style style:name="T24" style:family="text">
      <style:text-properties style:font-name="Liberation Serif1" officeooo:rsid="0054c1e5"/>
    </style:style>
    <style:style style:name="T25" style:family="text">
      <style:text-properties style:font-name="Liberation Serif1" officeooo:rsid="0054da72"/>
    </style:style>
    <style:style style:name="T26" style:family="text">
      <style:text-properties style:font-name="Liberation Serif1" officeooo:rsid="005dbe9f"/>
    </style:style>
    <style:style style:name="T27" style:family="text">
      <style:text-properties style:font-name="Liberation Serif1" officeooo:rsid="005e8208"/>
    </style:style>
    <style:style style:name="T28" style:family="text">
      <style:text-properties style:font-name="Liberation Serif1" officeooo:rsid="00681570"/>
    </style:style>
    <style:style style:name="T29" style:family="text">
      <style:text-properties style:font-name="Liberation Serif1" officeooo:rsid="006a4102"/>
    </style:style>
    <style:style style:name="T30" style:family="text">
      <style:text-properties style:font-name="Liberation Serif1" officeooo:rsid="006af3ac"/>
    </style:style>
    <style:style style:name="T31" style:family="text">
      <style:text-properties style:font-name="Liberation Serif1" officeooo:rsid="006b86e8"/>
    </style:style>
    <style:style style:name="T32" style:family="text">
      <style:text-properties style:font-name="Liberation Serif1" officeooo:rsid="006d75af"/>
    </style:style>
    <style:style style:name="T33" style:family="text">
      <style:text-properties officeooo:rsid="000e88e5"/>
    </style:style>
    <style:style style:name="T34" style:family="text">
      <style:text-properties officeooo:rsid="0011c102"/>
    </style:style>
    <style:style style:name="T35" style:family="text">
      <style:text-properties officeooo:rsid="0012ace6"/>
    </style:style>
    <style:style style:name="T36" style:family="text">
      <style:text-properties officeooo:rsid="00153699"/>
    </style:style>
    <style:style style:name="T37" style:family="text">
      <style:text-properties officeooo:rsid="00178b95"/>
    </style:style>
    <style:style style:name="T38" style:family="text">
      <style:text-properties officeooo:rsid="00190b9c"/>
    </style:style>
    <style:style style:name="T39" style:family="text">
      <style:text-properties officeooo:rsid="001969c2"/>
    </style:style>
    <style:style style:name="T40" style:family="text">
      <style:text-properties officeooo:rsid="00206d9a"/>
    </style:style>
    <style:style style:name="T41" style:family="text">
      <style:text-properties officeooo:rsid="002084d1"/>
    </style:style>
    <style:style style:name="T42" style:family="text">
      <style:text-properties officeooo:rsid="00222522"/>
    </style:style>
    <style:style style:name="T43" style:family="text">
      <style:text-properties officeooo:rsid="002669b8"/>
    </style:style>
    <style:style style:name="T44" style:family="text">
      <style:text-properties officeooo:rsid="002a78fe"/>
    </style:style>
    <style:style style:name="T45" style:family="text">
      <style:text-properties officeooo:rsid="002b4799"/>
    </style:style>
    <style:style style:name="T46" style:family="text">
      <style:text-properties fo:font-variant="normal" fo:text-transform="none" fo:font-size="12pt" fo:letter-spacing="normal" fo:font-style="normal" fo:font-weight="normal" officeooo:rsid="00462f20" style:font-size-asian="12pt" style:font-size-complex="12pt"/>
    </style:style>
    <style:style style:name="T47" style:family="text">
      <style:text-properties fo:font-variant="normal" fo:text-transform="none" fo:font-size="12pt" fo:letter-spacing="normal" fo:font-style="normal" fo:font-weight="normal" officeooo:rsid="0049daeb" style:font-size-asian="12pt" style:font-size-complex="12pt"/>
    </style:style>
    <style:style style:name="T48" style:family="text">
      <style:text-properties fo:font-variant="normal" fo:text-transform="none" fo:font-size="12pt" fo:letter-spacing="normal" fo:font-style="normal" fo:font-weight="normal" officeooo:rsid="004ac6b0" style:font-size-asian="12pt" style:font-size-complex="12pt"/>
    </style:style>
    <style:style style:name="T49" style:family="text">
      <style:text-properties fo:font-variant="normal" fo:text-transform="none" fo:font-size="12pt" fo:letter-spacing="normal" fo:font-style="normal" fo:font-weight="normal" officeooo:rsid="004b3418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font-size="12pt" fo:letter-spacing="normal" fo:font-style="normal" fo:font-weight="bold" officeooo:rsid="004b3418" style:font-size-asian="12pt" style:font-weight-asian="bold" style:font-size-complex="12pt" style:font-weight-complex="bold"/>
    </style:style>
    <style:style style:name="T51" style:family="text">
      <style:text-properties fo:font-size="12pt" officeooo:rsid="00462f20" style:font-size-asian="12pt" style:font-size-complex="12pt"/>
    </style:style>
    <style:style style:name="T52" style:family="text">
      <style:text-properties officeooo:rsid="004d5809"/>
    </style:style>
    <style:style style:name="T53" style:family="text">
      <style:text-properties officeooo:rsid="004e8bcc"/>
    </style:style>
    <style:style style:name="T54" style:family="text">
      <style:text-properties officeooo:rsid="005047e9"/>
    </style:style>
    <style:style style:name="T55" style:family="text">
      <style:text-properties fo:font-weight="bold" officeooo:rsid="005047e9" style:font-weight-asian="bold" style:font-weight-complex="bold"/>
    </style:style>
    <style:style style:name="T56" style:family="text">
      <style:text-properties fo:font-weight="bold" officeooo:rsid="0071491e" style:font-weight-asian="bold" style:font-weight-complex="bold"/>
    </style:style>
    <style:style style:name="T57" style:family="text">
      <style:text-properties fo:font-weight="normal" officeooo:rsid="005047e9" style:font-weight-asian="normal" style:font-weight-complex="normal"/>
    </style:style>
    <style:style style:name="T58" style:family="text">
      <style:text-properties fo:font-weight="normal" officeooo:rsid="0071491e" style:font-weight-asian="normal" style:font-weight-complex="normal"/>
    </style:style>
    <style:style style:name="T59" style:family="text">
      <style:text-properties fo:font-weight="normal" officeooo:rsid="0071b4ad" style:font-weight-asian="normal" style:font-weight-complex="normal"/>
    </style:style>
    <style:style style:name="T60" style:family="text">
      <style:text-properties officeooo:rsid="00516170"/>
    </style:style>
    <style:style style:name="T61" style:family="text">
      <style:text-properties officeooo:rsid="0058a958"/>
    </style:style>
    <style:style style:name="T62" style:family="text">
      <style:text-properties officeooo:rsid="00688cf1"/>
    </style:style>
    <style:style style:name="T63" style:family="text">
      <style:text-properties officeooo:rsid="006f26c2"/>
    </style:style>
    <style:style style:name="T64" style:family="text">
      <style:text-properties officeooo:rsid="0071b4ad"/>
    </style:style>
    <style:style style:name="T65" style:family="text">
      <style:text-properties officeooo:rsid="0076f509"/>
    </style:style>
    <style:style style:name="T66" style:family="text">
      <style:text-properties fo:font-style="italic" officeooo:rsid="0078cca1" style:font-style-asian="italic" style:font-style-complex="italic"/>
    </style:style>
    <style:style style:name="T67" style:family="text">
      <style:text-properties fo:font-style="normal" officeooo:rsid="0078cca1" style:font-style-asian="normal" style:font-style-complex="normal"/>
    </style:style>
    <style:style style:name="T68" style:family="text">
      <style:text-properties fo:font-style="normal" officeooo:rsid="0079e3dc" style:font-style-asian="normal" style:font-style-complex="normal"/>
    </style:style>
    <style:style style:name="T69" style:family="text">
      <style:text-properties officeooo:rsid="0079ff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// <text:span text:style-name="T63">[14 Aug 2018] <text:s/>It looks like quantifiers, in particular “ja”, always move outwards towards the innermost prenex,</text:span></text:p>
      <text:p text:style-name="P47">// <text:span text:style-name="T63">even if it yields nonsense. <text:s/>For example, “Lẻo jí dûa hó mâi ja dó” does not mean “I'm trying to make them</text:span></text:p>
      <text:p text:style-name="P47">// <text:span text:style-name="T63">know that I love [them]” but something more like “I'm trying to, they know that to love them” – gibberish.</text:span></text:p>
      <text:p text:style-name="P47"/>
      <text:p text:style-name="P48">// <text:span text:style-name="T56">So,</text:span><text:span text:style-name="T58"> the algorithm for dissolving lî-constructs is going to change. <text:s/>It looks like a simple jadó can be dropped into</text:span></text:p>
      <text:p text:style-name="P48"><text:span text:style-name="T58">// any predicate, so long as it falls into a top-level slot of that predicate's expansion. <text:s/>Otherwise, it </text:span><text:span text:style-name="T59">must be prenexed.</text:span></text:p>
      <text:p text:style-name="P49">// <text:span text:style-name="T64">For simplicity's sake (both for me and for the user!) I'm going to say that unless all jadó can be dropped in directly,</text:span></text:p>
      <text:p text:style-name="P49">// <text:span text:style-name="T64">I'll put them all in a prenex.</text:span></text:p>
      <text:p text:style-name="P49"/>
      <text:p text:style-name="P49">// <text:span text:style-name="T69">[14 Aug 2018] <text:s/>I've just discovered that serial predicates containing members of RU might combine differently</text:span></text:p>
      <text:p text:style-name="P49">// <text:span text:style-name="T69">than I thought. <text:s/>I'm going to wait to figure that out before continuing here. <text:s/>Meanwhile I'll work on other aspects</text:span></text:p>
      <text:p text:style-name="P49">// <text:span text:style-name="T69">of the program.</text:span></text:p>
      <text:p text:style-name="P1"/>
      <text:p text:style-name="P1">:<text:span text:style-name="T33">test leo pai</text:span></text:p>
      <text:p text:style-name="P2">&lt;[] (lẻo)&gt; <text:span text:style-name="T1">· </text:span>&lt;[] (pải)&gt; = <text:tab/><text:tab/><text:tab/>&lt;[] (lủ to ru lẻo na to pải)&gt;</text:p>
      <text:p text:style-name="P2">&lt;[] (lẻo)&gt; <text:span text:style-name="T1">· &lt;[c] (pải A)&gt; = <text:tab/><text:tab/><text:tab/>&lt;[c] (lủ to ru lẻo na to pải A)&gt;</text:span></text:p>
      <text:p text:style-name="P23">&lt;[] (lẻo)&gt; · &lt;[c c] (pải A B)&gt; = <text:tab/><text:tab/>&lt;[c c] (lủ to ru lẻo na to pải A B)&gt;</text:p>
      <text:p text:style-name="P23">&lt;[c] (lẻo A)&gt; · &lt;[] (pải)&gt; = <text:tab/><text:tab/><text:tab/>&lt;[c] (lủ to ru lẻo A na to pải A)&gt;</text:p>
      <text:p text:style-name="P23">&lt;[c] (lẻo A)&gt; · &lt;[c] (pải A)&gt; =<text:tab/><text:tab/>&lt;[c] (lủ to ru lẻo A na to pải A)&gt;</text:p>
      <text:p text:style-name="P23">&lt;[c] (lẻo A)&gt; · &lt;[c c] (pải A B)&gt; =<text:tab/><text:tab/>&lt;[c c] (lủ to ru lẻo A na to pải A B)&gt;</text:p>
      <text:p text:style-name="P23">&lt;[c 1] (lẻo A B)&gt; · &lt;[] (pải)&gt; =<text:tab/><text:tab/>-</text:p>
      <text:p text:style-name="P3">&lt;[c 1] (lẻo A B)&gt; · &lt;[c] (pải A)&gt; =<text:tab/><text:tab/>&lt;[c] (lẻo A pâi ja dó)&gt;</text:p>
      <text:p text:style-name="P24">&lt;[c 1] (lẻo A B)&gt; · &lt;[c c] (pải A B)&gt; =<text:tab/>&lt;[c c] (lẻo A pâi ja dó B)&gt;</text:p>
      <text:p text:style-name="P24">:end</text:p>
      <text:p text:style-name="P4"/>
      <text:p text:style-name="P4">// <text:span text:style-name="T36">Note: The smart-printing of parens around RU particles as they group implies the existence</text:span></text:p>
      <text:p text:style-name="P4">// <text:span text:style-name="T36">of some kind of parsed-composite structure, which is then passed to (compose-words). <text:s/>Such</text:span></text:p>
      <text:p text:style-name="P4">// <text:span text:style-name="T37">structures should pretty-print with pairs of parens around members of RU only.</text:span></text:p>
      <text:p text:style-name="P4"><text:span text:style-name="T1">:test </text:span><text:span text:style-name="T2">pai ru mai</text:span></text:p>
      <text:p text:style-name="P5"><text:span text:style-name="T8">(</text:span><text:span text:style-name="T1">&lt;[] (pải)&gt; </text:span><text:span text:style-name="T7">ru </text:span><text:span text:style-name="T1">&lt;[] (mải)</text:span><text:span text:style-name="T7">&gt;</text:span><text:span text:style-name="T8">)</text:span><text:span text:style-name="T6"> </text:span><text:span text:style-name="T3">=<text:tab/><text:tab/><text:tab/>&lt;</text:span><text:span text:style-name="T4">[] (lủ to ru pải na to mải)&gt;</text:span></text:p>
      <text:p text:style-name="P5"><text:span text:style-name="T8">(</text:span><text:span text:style-name="T1">&lt;[] (pải)&gt; </text:span><text:span text:style-name="T6">ru</text:span><text:span text:style-name="T1"> &lt;[c] (mải A)&gt;</text:span><text:span text:style-name="T8">)</text:span><text:span text:style-name="T1"> </text:span><text:span text:style-name="T4">=<text:tab/><text:tab/>&lt;[c] (lủ to ru pải na to mải A)&gt;</text:span></text:p>
      <text:p text:style-name="P5">(&lt;[] (pải)&gt; ru &lt;[c c] (mải A B)&gt;) =<text:tab/><text:tab/>&lt;[c c] (lủ to ru pải na to mải A B)&gt;</text:p>
      <text:p text:style-name="P5"><text:span text:style-name="T8">(</text:span><text:span text:style-name="T1">&lt;[c] (pải A)&gt; </text:span><text:span text:style-name="T6">ru</text:span><text:span text:style-name="T1"> &lt;[] (mải)&gt;</text:span><text:span text:style-name="T32">)</text:span><text:span text:style-name="T1"> </text:span><text:span text:style-name="T4">=<text:tab/><text:tab/>&lt;[c] (lủ to ru pải A na to mải)&gt;</text:span></text:p>
      <text:p text:style-name="P5"><text:span text:style-name="T8">(</text:span><text:span text:style-name="T1">&lt;[c] (pải A)&gt; </text:span><text:span text:style-name="T6">ru</text:span><text:span text:style-name="T1"> &lt;[c] (mải A)&gt;</text:span><text:span text:style-name="T32">)</text:span><text:span text:style-name="T1"> </text:span><text:span text:style-name="T4">=<text:tab/><text:tab/>&lt;[c] (lủ to ru pải A na to mải A)&gt;</text:span></text:p>
      <text:p text:style-name="P5">(&lt;[c] (pải A)&gt; ru &lt;[c c] (mải A B)&gt;) =<text:tab/>&lt;[c c] (lủ to ru pải A na to mải A B)&gt;</text:p>
      <text:p text:style-name="P5">(&lt;[c c] (pải A B)&gt; ru &lt;[] (mải)&gt;) =<text:tab/><text:tab/>&lt;[c c] (lủ to ru pải A B na to mải)&gt;<text:line-break/><text:soft-page-break/>(&lt;[c c] (pải A B)&gt; ru &lt;[c] (mải A)&gt;) =<text:tab/>&lt;[c c] (lủ to ru pải A B na to mải A)&gt;</text:p>
      <text:p text:style-name="P5">(&lt;[c c] (pải A B)&gt; ru &lt;[c c] (mải A B)&gt;) =<text:tab/>&lt;[c c] (lủ to ru pải A B na to mải A B)&gt;</text:p>
      <text:p text:style-name="P25">:end</text:p>
      <text:p text:style-name="P5"/>
      <text:p text:style-name="P25">:test soq gi</text:p>
      <text:p text:style-name="P6"><text:span text:style-name="T1">&lt;[] (sỏq)&gt; </text:span><text:span text:style-name="T2">· </text:span><text:span text:style-name="T1">&lt;[] (gỉ)&gt; =<text:tab/><text:tab/><text:tab/>&lt;[] (lủ to ru sỏq na to gỉ)&gt;</text:span></text:p>
      <text:p text:style-name="P6"><text:span text:style-name="T1">&lt;[] (sỏq)&gt; </text:span><text:span text:style-name="T2">· </text:span><text:span text:style-name="T1">&lt;[0] (gỉ A)&gt; =<text:tab/><text:tab/><text:tab/>&lt;[0] (lủ to ru sỏq na to gỉ A)&gt;</text:span></text:p>
      <text:p text:style-name="P6"><text:span text:style-name="T1">&lt;[c] (sỏq A)&gt; </text:span><text:span text:style-name="T2">· </text:span><text:span text:style-name="T1">&lt;[] (gỉ)&gt; =<text:tab/><text:tab/><text:tab/>&lt;[c] (lủ to ru sỏq A na to gỉ)&gt;</text:span></text:p>
      <text:p text:style-name="P6"><text:span text:style-name="T1">&lt;[c] (sỏq A)&gt; </text:span><text:span text:style-name="T2">· </text:span><text:span text:style-name="T1">&lt;[0] (gỉ A)&gt; =<text:tab/><text:tab/>&lt;[?] (lủ to ru sỏq A na to gỉ A)&gt;</text:span></text:p>
      <text:p text:style-name="P6">&lt;[c 1] (sỏq A B)&gt; · &lt;[] (gỉ)&gt; =<text:tab/><text:tab/>-</text:p>
      <text:p text:style-name="P34">&lt;[c 1] (sỏq A B)&gt; · &lt;[0] (gỉ A)&gt; =<text:tab/><text:tab/>&lt;[c] (sỏq A gî ja dó)&gt;<text:tab/><text:tab/><text:tab/><text:tab/><text:tab/>// Should all ja dó be numbered?</text:p>
      <text:p text:style-name="P6">&lt;[c 1 c] (sỏq A B C)&gt; · &lt;[] (gỉ)&gt; =<text:tab/><text:tab/>-<text:tab/><text:tab/><text:tab/><text:tab/><text:tab/><text:tab/><text:tab/>// Depends on answer to Discord question...</text:p>
      <text:p text:style-name="P6">&lt;[c 1 c] (sỏq A B C)&gt; · &lt;[0] (gỉ A)&gt; =<text:tab/>&lt;[c c] (sỏq A gî ja dó na B)&gt;</text:p>
      <text:p text:style-name="P25">:end</text:p>
      <text:p text:style-name="P6"/>
      <text:p text:style-name="P6">:test soq jeo</text:p>
      <text:p text:style-name="P6">&lt;[] (sỏq)&gt; <text:span text:style-name="T2">· </text:span><text:span text:style-name="T1">&lt;[] (jẻo)&gt; =<text:tab/><text:tab/><text:tab/>&lt;[] (lủ to ru sỏq </text:span><text:span text:style-name="T5">na </text:span><text:span text:style-name="T1">to jẻo)&gt;</text:span></text:p>
      <text:p text:style-name="P6"><text:span text:style-name="T1">&lt;[] (sỏq)&gt; </text:span><text:span text:style-name="T2">· </text:span><text:span text:style-name="T1">&lt;[0] (jẻo)&gt; =<text:tab/><text:tab/><text:tab/>&lt;[0] (lủ to ru sỏq </text:span><text:span text:style-name="T5">na</text:span><text:span text:style-name="T1"> to jẻo A)&gt;</text:span></text:p>
      <text:p text:style-name="P6">&lt;[] (sỏq)&gt; · &lt;[c 1] (jẻo)&gt; =<text:tab/><text:tab/><text:tab/>&lt;[c 1] (lủ to ru sỏq na to jẻo A B)&gt;</text:p>
      <text:p text:style-name="P6">&lt;[c] (sỏq)&gt; <text:span text:style-name="T2">· </text:span><text:span text:style-name="T1">&lt;[] (jẻo)&gt; =<text:tab/><text:tab/><text:tab/>&lt;[c] (lủ to ru sỏq A </text:span><text:span text:style-name="T5">na </text:span><text:span text:style-name="T1">to jẻo)&gt;</text:span></text:p>
      <text:p text:style-name="P6"><text:span text:style-name="T1">&lt;[c] (sỏq)&gt; </text:span><text:span text:style-name="T2">· </text:span><text:span text:style-name="T1">&lt;[0] (jẻo)&gt; =<text:tab/><text:tab/><text:tab/>&lt;[?] (lủ to ru sỏq A </text:span><text:span text:style-name="T5">na </text:span><text:span text:style-name="T1">to jẻo B)&gt;</text:span></text:p>
      <text:p text:style-name="P7">&lt;[c] (sỏq)&gt; · &lt;[c 1] (jẻo)&gt; =<text:tab/><text:tab/><text:tab/>&lt;[c 1] (lủ to ru sỏq A na to jẻo A B)&gt;</text:p>
      <text:p text:style-name="P6">&lt;[c 1] (sỏq)&gt; · &lt;[] (jẻo)&gt; =<text:tab/><text:tab/><text:tab/>-</text:p>
      <text:p text:style-name="P7">&lt;[c 1] (sỏq)&gt; · &lt;[0] (jẻo)&gt; =<text:tab/><text:tab/><text:tab/>&lt;[c] (sỏq A jêo ja dó)&gt;</text:p>
      <text:p text:style-name="P7">&lt;[c 1] (sỏq)&gt; · &lt;[c 1] (jẻo)&gt; =<text:tab/><text:tab/>&lt;[c 1] (sỏq A jêo ja dó B)&gt;</text:p>
      <text:p text:style-name="P6">&lt;[c 1 c] (sỏq)&gt; · &lt;[] (jẻo)&gt; =<text:tab/><text:tab/><text:tab/>-</text:p>
      <text:p text:style-name="P7">&lt;[c 1 c] (sỏq)&gt; · &lt;[0] (jẻo)&gt; =<text:tab/><text:tab/>&lt;[c c] (sỏq A jêo ja dó na B)&gt;</text:p>
      <text:p text:style-name="P7">&lt;[c 1 c] (sỏq)&gt; · &lt;[c 1] (jẻo)&gt; =<text:tab/><text:tab/>&lt;[c 1 c] (sỏq A jêo ja dó B na C)&gt;</text:p>
      <text:p text:style-name="P25">:end</text:p>
      <text:p text:style-name="P6"/>
      <text:p text:style-name="P6">:test fả ru sỏq</text:p>
      <text:p text:style-name="P13"><text:span text:style-name="T38">(</text:span>&lt;[] (fả)&gt; ru <text:span text:style-name="T38">&lt;[] (sỏq)&gt;) =<text:tab/><text:tab/><text:tab/>&lt;[] (lủ to ru fả na to sỏq)&gt;</text:span></text:p>
      <text:p text:style-name="P13"><text:span text:style-name="T38">(</text:span>&lt;[] (fả)&gt; ru <text:span text:style-name="T38">&lt;[c] (sỏq A)&gt;) =<text:tab/><text:tab/>&lt;[c] (lủ to ru fả na to sỏq A)&gt;</text:span></text:p>
      <text:p text:style-name="P13">(&lt;[] (fả)&gt; ru &lt;[c 1] (sỏq A B)&gt;) =<text:tab/><text:tab/>&lt;[c 1] (lủ to ru fả na to sỏq A B)&gt;</text:p>
      <text:p text:style-name="P13">(&lt;[] (fả)&gt; ru &lt;[c 1 c] (sỏq A B C)&gt;) =<text:tab/>&lt;[c 1 c] (lủ to ru fả na to sỏq A B C)&gt;</text:p>
      <text:p text:style-name="P13"><text:span text:style-name="T38">(</text:span>&lt;[c] (fả)&gt; ru <text:span text:style-name="T38">&lt;[] (sỏq)&gt;) =<text:tab/><text:tab/><text:tab/>&lt;[c] (lủ to ru fả A na to sỏq)&gt;</text:span></text:p>
      <text:p text:style-name="P13"><text:span text:style-name="T38">(</text:span>&lt;[c] (fả)&gt; ru <text:span text:style-name="T38">&lt;[c] (sỏq A)&gt;) =<text:tab/><text:tab/>&lt;[c] (lủ to ru fả A na to sỏq A)&gt;</text:span></text:p>
      <text:p text:style-name="P13"><text:soft-page-break/>(&lt;[c] (fả)&gt; ru &lt;[c 1] (sỏq A B)&gt;) =<text:tab/><text:tab/>&lt;[c 1] (lủ to ru fả A na to sỏq A B)&gt;</text:p>
      <text:p text:style-name="P13">(&lt;[c] (fả)&gt; ru &lt;[c 1 c] (sỏq A B C)&gt;) =<text:tab/>&lt;[c 1 c] (lủ to ru fả A na to sỏq A B C)&gt;</text:p>
      <text:p text:style-name="P13">(&lt;[c c] (fả)&gt; ru &lt;[] (sỏq)&gt;) =<text:tab/><text:tab/><text:tab/>&lt;[c c] (lủ to ru fả A B na to sỏq)&gt;</text:p>
      <text:p text:style-name="P13">(&lt;[c c] (fả)&gt; ru &lt;[c] (sỏq A)&gt;) =<text:tab/><text:tab/>&lt;[c c] (lủ to ru fả A B na to sỏq A)&gt;</text:p>
      <text:p text:style-name="P13">(&lt;[c c] (fả)&gt; ru &lt;[c 1] (sỏq A B)&gt;) =<text:tab/><text:tab/>&lt;[c ?] (lủ to ru fả A B na to sỏq A B)&gt;</text:p>
      <text:p text:style-name="P13">(&lt;[c c] (fả)&gt; ru &lt;[c 1 c] (sỏq A B C)&gt;) =<text:tab/>&lt;[c ? c] (lủ to ru fả A B na to sỏq A B C)&gt;</text:p>
      <text:p text:style-name="P14">(&lt;[c c c] (fả)&gt; ru &lt;[] (sỏq)&gt;) =<text:tab/><text:tab/>&lt;[c c c] (lủ to ru fả A B C na to sỏq)&gt;</text:p>
      <text:p text:style-name="P14">(&lt;[c c c] (fả)&gt; ru &lt;[c] (sỏq A)&gt;) =<text:tab/><text:tab/>&lt;[c c c] (lủ to ru fả A B C na to sỏq A)&gt;</text:p>
      <text:p text:style-name="P14">(&lt;[c c c] (fả)&gt; ru &lt;[c 1] (sỏq A B)&gt;) =<text:tab/>&lt;[c ? c] (lủ to ru fả A B C na to sỏq A B)&gt;</text:p>
      <text:p text:style-name="P14">(&lt;[c c c] (fả)&gt; ru &lt;[c 1 c] (sỏq A B C)&gt;) =<text:tab/>&lt;[c ? c] (lủ to ro fả A B C na to sỏq A B C)&gt;</text:p>
      <text:p text:style-name="P6">:<text:span text:style-name="T41">end</text:span></text:p>
      <text:p text:style-name="P6"/>
      <text:p text:style-name="P8">:<text:span text:style-name="T34">test pỏq ra mảomāo dủa <text:s text:c="2"/>// Should group left, as ((poq ra maomao) dua)</text:span></text:p>
      <text:p text:style-name="P11"><text:s text:c="2"/>// <text:span text:style-name="T45">Left: &lt;[] (lủ to ra pỏq na to mảomāo na na)&gt;</text:span></text:p>
      <text:p text:style-name="P17">(&lt;[] (pỏq)&gt; ra &lt;[] <text:span text:style-name="T40">(</text:span>mảomāo<text:span text:style-name="T40">)</text:span>&gt;) <text:span text:style-name="T2">· </text:span><text:span text:style-name="T1">&lt;[] (dủa)&gt; </text:span><text:span text:style-name="T9">= <text:tab/><text:tab/><text:tab/></text:span><text:span text:style-name="T15">&lt;[] (lủ to ru lủ to ra pỏq na to mảomāo na na to dủa)&gt;</text:span></text:p>
      <text:p text:style-name="P18">(&lt;[] (pỏq)&gt; ra &lt;[] <text:span text:style-name="T40">(</text:span>mảomāo<text:span text:style-name="T40">)</text:span>&gt;) <text:span text:style-name="T2">· </text:span><text:span text:style-name="T1">&lt;[c]</text:span><text:span text:style-name="T1"> (dủa </text:span><text:span text:style-name="T11">A</text:span><text:span text:style-name="T1">)&gt; </text:span><text:span text:style-name="T9">=<text:tab/><text:tab/><text:tab/></text:span><text:span text:style-name="T16">&lt;[c] (</text:span><text:span text:style-name="T15">lủ to ru lủ to ra pỏq na to mảomāo na na </text:span><text:span text:style-name="T17">to dủa A)&gt;</text:span></text:p>
      <text:p text:style-name="P19">(&lt;[] (pỏq)&gt; ra &lt;[] (mảomāo)&gt;) · &lt;[c 0] (dủa A B)&gt; =<text:tab/><text:tab/>&lt;[c 0] (lủ to ru lủ to ra pỏq na to mảomāo na na to dủa A B)&gt;</text:p>
      <text:p text:style-name="P15"><text:span text:style-name="T9"><text:s text:c="2"/>// </text:span><text:span text:style-name="T12">Lef</text:span><text:span text:style-name="T13">t: &lt;[c] (lủ to ra pỏq na to mảomāo A na na)&gt;</text:span></text:p>
      <text:p text:style-name="P20">(&lt;[] (pỏq)&gt; ra &lt;[c] <text:span text:style-name="T40">(</text:span>mảomāo <text:span text:style-name="T44">A)</text:span>&gt;) <text:span text:style-name="T2">· </text:span><text:span text:style-name="T1">&lt;[] (dủa)&gt; </text:span><text:span text:style-name="T9">=<text:tab/><text:tab/><text:tab/></text:span><text:span text:style-name="T18">&lt;</text:span><text:span text:style-name="T19">[c] (lủ to ru lủ to ra pỏq na to mảomāo A na na to dủa)&gt;</text:span></text:p>
      <text:p text:style-name="P20">(&lt;[] (pỏq)&gt; ra &lt;[c] <text:span text:style-name="T40">(</text:span>mảomāo <text:span text:style-name="T44">A)</text:span>&gt;) <text:span text:style-name="T2">· </text:span><text:span text:style-name="T1">&lt;[c]</text:span><text:span text:style-name="T1"> (dủa </text:span><text:span text:style-name="T11">A</text:span><text:span text:style-name="T1">)&gt; </text:span><text:span text:style-name="T9">=<text:tab/><text:tab/></text:span><text:span text:style-name="T18">&lt;</text:span><text:span text:style-name="T19">[c] (lủ to ru lủ to ra pỏq na to mảomāo A na na to dủa A)&gt;</text:span></text:p>
      <text:p text:style-name="P20">(&lt;[] (pỏq)&gt; ra &lt;[c] (mảomāo A)&gt;) · &lt;[c 0] (dủa A B)&gt; =<text:tab/><text:tab/>&lt;[c 0] (lủ to ru lủ to ra pỏq na to mảomāo A na na to dủa A B)&gt;</text:p>
      <text:p text:style-name="P16"><text:span text:style-name="T9"><text:s text:c="2"/>// </text:span><text:span text:style-name="T12">Lef</text:span><text:span text:style-name="T13">t: &lt;[c] (lủ to ra pỏq </text:span><text:span text:style-name="T14">A </text:span><text:span text:style-name="T13">na to mảomāo na na)&gt;</text:span></text:p>
      <text:p text:style-name="P21">(&lt;[c] (pỏq <text:span text:style-name="T44">A</text:span>)&gt; ra &lt;[] <text:span text:style-name="T40">(</text:span>mảomāo<text:span text:style-name="T40">)</text:span>&gt;) <text:span text:style-name="T2">· </text:span><text:span text:style-name="T1">&lt;[] (dủa)&gt; </text:span><text:span text:style-name="T9">=<text:tab/><text:tab/><text:tab/></text:span><text:span text:style-name="T20">&lt;[c] (lủ to ru </text:span><text:span text:style-name="T13">lủ to ra pỏq </text:span><text:span text:style-name="T14">A </text:span><text:span text:style-name="T13">na to mảomāo na na </text:span><text:span text:style-name="T20">to dủa)&gt;</text:span></text:p>
      <text:p text:style-name="P21">(&lt;[c] (pỏq <text:span text:style-name="T44">A</text:span>)&gt; ra &lt;[] <text:span text:style-name="T40">(</text:span>mảomāo<text:span text:style-name="T40">)</text:span>&gt;) <text:span text:style-name="T2">· </text:span><text:span text:style-name="T1">&lt;[c]</text:span><text:span text:style-name="T1"> (dủa </text:span><text:span text:style-name="T11">A</text:span><text:span text:style-name="T1">)&gt; </text:span><text:span text:style-name="T9">=<text:tab/><text:tab/></text:span><text:span text:style-name="T20">&lt;[c] (lủ to ru </text:span><text:span text:style-name="T13">lủ to ra pỏq </text:span><text:span text:style-name="T14">A </text:span><text:span text:style-name="T13">na to mảomāo na na </text:span><text:span text:style-name="T20">to dủa </text:span><text:span text:style-name="T21">A</text:span><text:span text:style-name="T20">)&gt;</text:span></text:p>
      <text:p text:style-name="P21">(&lt;[c] (pỏq A)&gt; ra &lt;[] (mảomāo)&gt;) · &lt;[c 0] (dủa A B)&gt; =<text:tab/><text:tab/>&lt;[c 0] (lủ to ru lủ to ra pỏq A na to mảomāo na na to dủa A B)&gt;</text:p>
      <text:p text:style-name="P16"><text:s text:c="2"/><text:span text:style-name="T9">// </text:span><text:span text:style-name="T12">Lef</text:span><text:span text:style-name="T13">t: &lt;[c] (lủ to ra pỏq </text:span><text:span text:style-name="T14">A </text:span><text:span text:style-name="T13">na to mảomāo </text:span><text:span text:style-name="T14">A </text:span><text:span text:style-name="T13">na na)&gt;</text:span></text:p>
      <text:p text:style-name="P22">(&lt;[c] (pỏq <text:span text:style-name="T44">A</text:span>)&gt; ra &lt;[c] <text:span text:style-name="T40">(</text:span>mảomāo <text:span text:style-name="T44">A)</text:span>&gt;) <text:span text:style-name="T2">· </text:span><text:span text:style-name="T1">&lt;[] (dủa)&gt; </text:span><text:span text:style-name="T9">=<text:tab/><text:tab/></text:span><text:span text:style-name="T22">&lt;[c] (lủ to ru lủ to ra pỏq A na to mảomāo A na na to dủa)&gt;</text:span></text:p>
      <text:p text:style-name="P22">(&lt;[c] (pỏq <text:span text:style-name="T44">A</text:span>)&gt; ra &lt;[c] <text:span text:style-name="T40">(</text:span>mảomāo <text:span text:style-name="T44">A)</text:span>&gt;) <text:span text:style-name="T2">· </text:span><text:span text:style-name="T1">&lt;[c]</text:span><text:span text:style-name="T1"> (dủa </text:span><text:span text:style-name="T11">A</text:span><text:span text:style-name="T1">)&gt; </text:span><text:span text:style-name="T9">=<text:tab/><text:tab/></text:span><text:span text:style-name="T22">&lt;[c] (lủ to ru lủ to ra pỏq A na to mảomāo A na na to dủa A)&gt;</text:span></text:p>
      <text:p text:style-name="P22">(&lt;[c] (pỏq A)&gt; ra &lt;[c] (mảomāo A)&gt;) · &lt;[c 0] (dủa A B)&gt; =<text:tab/>&lt;[c 0] (lủ to ru lủ to ra pỏq A na to mảomāo A na na to dủa A B)&gt;</text:p>
      <text:p text:style-name="P8">:<text:span text:style-name="T42">end</text:span></text:p>
      <text:p text:style-name="P8"/>
      <text:p text:style-name="P8">:<text:span text:style-name="T35">test jẻo re hủi ro gỉ <text:s text:c="4"/>// Should group right, as (jeo re (hui go gi))</text:span></text:p>
      <text:p text:style-name="P8">// <text:span text:style-name="T54">Note: The [? 1] types on the bottom actually </text:span><text:span text:style-name="T55">do</text:span><text:span text:style-name="T57"> make sense as predicates,</text:span></text:p>
      <text:p text:style-name="P8"><text:span text:style-name="T57">// they just can't be used as heads in predicate composition. <text:s/>Maybe I should</text:span></text:p>
      <text:p text:style-name="P31"><text:span text:style-name="T57">// make all lủ-form predicates have automatic [c] type?</text:span></text:p>
      <text:p text:style-name="P27">(&lt;[] (jẻo)&gt; re (&lt;[] (hủi)&gt; ro &lt;[] (gỉ)&gt;)) <text:span text:style-name="T53">= <text:tab/><text:tab/>&lt;[] (lủ to re jẻo na to to ro hủi na to gỉ)&gt;</text:span></text:p>
      <text:p text:style-name="P28"><text:soft-page-break/>(&lt;[] (jẻo)&gt; re (&lt;[] (hủi)&gt; ro &lt;[0] (gỉ)&gt;)) <text:span text:style-name="T54">= <text:tab/><text:tab/>&lt;[0] (lủ to re jẻo na to to ro hủi na to gỉ A)&gt;</text:span></text:p>
      <text:p text:style-name="P28">(&lt;[] (jẻo)&gt; re (&lt;[0] (hủi)&gt; ro &lt;[] (gỉ)&gt;)) <text:span text:style-name="T54">= <text:tab/><text:tab/>&lt;[0] (lủ to re jẻo na to to ro hủi A na to gỉ A)&gt;</text:span></text:p>
      <text:p text:style-name="P28">(&lt;[] (jẻo)&gt; re (&lt;[0] (hủi)&gt; ro &lt;[0] (gỉ)&gt;)) <text:span text:style-name="T54">= <text:tab/><text:tab/>&lt;[0] (lủ to re jẻo na to to ro hủi A na to gỉ A)&gt;</text:span></text:p>
      <text:p text:style-name="P28">(&lt;[<text:span text:style-name="T52">0</text:span>] (jẻo)&gt; re (&lt;[] (hủi)&gt; ro &lt;[] (gỉ)&gt;)) <text:span text:style-name="T54">= <text:tab/><text:tab/>&lt;[0] (lủ to re jẻo A na to to ro hủi na to gỉ)&gt;</text:span></text:p>
      <text:p text:style-name="P28">(&lt;[<text:span text:style-name="T52">0</text:span>] (jẻo)&gt; re (&lt;[] (hủi)&gt; ro &lt;[0] (gỉ)&gt;)) <text:span text:style-name="T54">= <text:tab/><text:tab/>&lt;[0] (lủ to re jẻo A na to to ro hủi na to gỉ A)&gt;</text:span></text:p>
      <text:p text:style-name="P28">(&lt;[<text:span text:style-name="T52">0</text:span>] (jẻo)&gt; re (&lt;[0] (hủi)&gt; ro &lt;[] (gỉ)&gt;)) <text:span text:style-name="T54">= <text:tab/><text:tab/>&lt;[0] (lủ to re jẻo A na to to ro hủi A na to gỉ)&gt;</text:span></text:p>
      <text:p text:style-name="P28">(&lt;[<text:span text:style-name="T52">0</text:span>] (jẻo)&gt; re (&lt;[0] (hủi)&gt; ro &lt;[0] (gỉ)&gt;)) <text:span text:style-name="T54">= <text:tab/>&lt;[0] (lủ to re jẻo A na to to ro hủi A na to gỉ A)&gt;</text:span></text:p>
      <text:p text:style-name="P28">(&lt;[c 1] (jẻo)&gt; re (&lt;[] (hủi)&gt; ro &lt;[] (gỉ)&gt;)) = <text:tab/><text:tab/>&lt;[c 1] (lủ to re jẻo A B na to to ro hủi na to gỉ)&gt;</text:p>
      <text:p text:style-name="P28">(&lt;[c 1] (jẻo)&gt; re (&lt;[] (hủi)&gt; ro &lt;[0] (gỉ)&gt;)) = <text:tab/>&lt;[? 1] (lủ to re jẻo A B na to to ro hủi na to gỉ A)&gt;</text:p>
      <text:p text:style-name="P29">(&lt;[c 1] (jẻo)&gt; re (&lt;[0] (hủi)&gt; ro &lt;[] (gỉ)&gt;)) = <text:tab/>&lt;[? 1] (lủ to re jẻo A B na to to ro hủi A na to gỉ)&gt;</text:p>
      <text:p text:style-name="P29">(&lt;[c 1] (jẻo)&gt; re (&lt;[0] (hủi)&gt; ro &lt;[0] (gỉ)&gt;)) = <text:tab/>&lt;[? 1] (lủ to re jẻo A B an to to ro hủi A na to gỉ A)&gt;</text:p>
      <text:p text:style-name="P8">:<text:span text:style-name="T60">end</text:span></text:p>
      <text:p text:style-name="P8"/>
      <text:p text:style-name="P9">:<text:span text:style-name="T39">test chẻo jẻo <text:s text:c="3"/>// Challenges the notion that SPA-filtering is sufficient</text:span></text:p>
      <text:p text:style-name="P9">// Note: these tests have made me realize that combinging c into a number is not so bad,</text:p>
      <text:p text:style-name="P9">// <text:span text:style-name="T61">while combining two different numbers is probably fatal. <text:s/>Thus, perhaps they should</text:span></text:p>
      <text:p text:style-name="P9">// <text:span text:style-name="T61">be represented as “?” and “!” respectively</text:span></text:p>
      <text:p text:style-name="P35">&lt;[] (chẻo)&gt; <text:span text:style-name="T2">· </text:span><text:span text:style-name="T1">&lt;[] (jẻo)&gt; = <text:tab/><text:tab/>&lt;[] (lủ to ru chẻo na to jẻo)&gt;</text:span></text:p>
      <text:p text:style-name="P35"><text:span text:style-name="T1">&lt;[] (chẻo)&gt; · &lt;[0] (jẻo A)&gt; = <text:tab/><text:tab/>&lt;[0] (lủ to ru chẻo na to jẻo A)&gt;</text:span></text:p>
      <text:p text:style-name="P35">&lt;[] (chẻo)&gt; · &lt;[c 1] (jẻo A B)&gt; = <text:tab/>&lt;[c 1] (lủ to ru chẻo na to jẻo A B)&gt;</text:p>
      <text:p text:style-name="P36">&lt;[c] (chẻo)&gt; <text:span text:style-name="T2">· </text:span><text:span text:style-name="T1">&lt;[] (jẻo)&gt; = <text:tab/><text:tab/></text:span><text:span text:style-name="T24">&lt;[c] (lủ to ru chẻo A na to jẻo)&gt;</text:span></text:p>
      <text:p text:style-name="P37"><text:span text:style-name="T1">&lt;[c]</text:span><text:span text:style-name="T1"> (chẻo)&gt; · &lt;[0] (jẻo A)&gt; = <text:tab/></text:span><text:span text:style-name="T24">&lt;[?] </text:span><text:span text:style-name="T25">(lủ to ru chẻo A na to jẻo A)&gt;</text:span></text:p>
      <text:p text:style-name="P37">&lt;[c] (chẻo)&gt; · &lt;[c 1] (jẻo A B)&gt; = <text:tab/>&lt;[c 1] (lủ to ru chẻo A na to jẻo A B)&gt;</text:p>
      <text:p text:style-name="P38">&lt;[c 2] (chẻo)&gt; · &lt;[] (jẻo)&gt; = <text:tab/><text:tab/>-</text:p>
      <text:p text:style-name="P39">&lt;[c 2] (chẻo)&gt; · &lt;[0] (jẻo A)&gt; = <text:tab/>-</text:p>
      <text:p text:style-name="P40">&lt;[c 2] (chẻo)&gt; · &lt;[c 1] (jẻo A B)&gt; = <text:tab/>&lt;[c] (chẻo A jẻo ja dó ja dó)&gt;</text:p>
      <text:p text:style-name="P9"/>
      <text:p text:style-name="P12">:test tua jeaq jai <text:s/>// Used in “sa búai hủohūa” <text:span text:style-name="T62">as </text:span></text:p>
      <text:p text:style-name="P44"><text:span text:style-name="T1">&lt;[] (tủa)&gt; · &lt;[] (jẻaq)&gt; · &lt;[] (jải)</text:span><text:span text:style-name="T28">&gt; = <text:tab/><text:tab/></text:span><text:span text:style-name="T29">&lt;[] (lủ </text:span><text:span text:style-name="T30">to ru tủa na to lủ to ru jẻaq na to jải)&gt;</text:span></text:p>
      <text:p text:style-name="P45"><text:span text:style-name="T1">&lt;[] (tủa)&gt; · &lt;[] (jẻaq)&gt; · &lt;[c]</text:span><text:span text:style-name="T1"> (jải)&gt; </text:span><text:span text:style-name="T28">= <text:tab/></text:span><text:span text:style-name="T31">&lt;[c] (lủ to ru tủa na to lủ to ru jẻaq na to jải A)&gt;</text:span></text:p>
      <text:p text:style-name="P45"><text:span text:style-name="T1">&lt;[] (tủa)&gt; · &lt;[c]</text:span><text:span text:style-name="T1"> (jẻaq)&gt; · &lt;[] (jải)&gt; </text:span><text:span text:style-name="T28">= <text:tab/></text:span><text:span text:style-name="T31">&lt;[c] (lủ to ru tủa na to lủ to ru jẻaq A na to jải A)&gt;</text:span></text:p>
      <text:p text:style-name="P45"><text:span text:style-name="T1">&lt;[] (tủa)&gt; · &lt;[c]</text:span><text:span text:style-name="T1"> (jẻaq)&gt; · &lt;[c]</text:span><text:span text:style-name="T1"> (jải)&gt; </text:span><text:span text:style-name="T28">= <text:tab/></text:span><text:span text:style-name="T31">&lt;[c] (lủ to ru tủa na to lủ to ru jẻaq A na to jải A)&gt;</text:span></text:p>
      <text:p text:style-name="P45">&lt;[] (tủa)&gt; · &lt;[c 1] (jẻaq)&gt; · &lt;[] (jải)&gt; = <text:tab/>-</text:p>
      <text:p text:style-name="P41">&lt;[] (tủa)&gt; · &lt;[c 1] (jẻaq)&gt; · &lt;[c] (jải)&gt; = <text:tab/>&lt;</text:p>
      <text:p text:style-name="P42"><text:span text:style-name="T1">&lt;[c]</text:span><text:span text:style-name="T1"> (tủa)&gt; · &lt;[] (jẻaq)&gt; · &lt;[] (jải)&gt; </text:span><text:span text:style-name="T28">= <text:tab/></text:span></text:p>
      <text:p text:style-name="P42"><text:span text:style-name="T1">&lt;[c]</text:span><text:span text:style-name="T1"> (tủa)&gt; · &lt;[] (jẻaq)&gt; · &lt;[c]</text:span><text:span text:style-name="T1"> (jải)&gt; </text:span><text:span text:style-name="T28">= <text:tab/></text:span></text:p>
      <text:p text:style-name="P42"><text:soft-page-break/><text:span text:style-name="T1">&lt;[c]</text:span><text:span text:style-name="T1"> (tủa)&gt; · &lt;[c]</text:span><text:span text:style-name="T1"> (jẻaq)&gt; · &lt;[] (jải)&gt; </text:span><text:span text:style-name="T28">= <text:tab/></text:span></text:p>
      <text:p text:style-name="P42"><text:span text:style-name="T1">&lt;[c]</text:span><text:span text:style-name="T1"> (tủa)&gt; · &lt;[c]</text:span><text:span text:style-name="T1"> (jẻaq)&gt; · &lt;[c]</text:span><text:span text:style-name="T1"> (jải)&gt; </text:span><text:span text:style-name="T28">= <text:tab/></text:span></text:p>
      <text:p text:style-name="P42">&lt;[c] (tủa)&gt; · &lt;[c 1] (jẻaq)&gt; · &lt;[] (jải)&gt; = <text:tab/></text:p>
      <text:p text:style-name="P42">&lt;[c] (tủa)&gt; · &lt;[c 1] (jẻaq)&gt; · &lt;[c] (jải)&gt; = <text:tab/></text:p>
      <text:p text:style-name="P43">&lt;[c 0] (tủa)&gt; · &lt;[] (jẻaq)&gt; · &lt;[] (jải)&gt; = <text:tab/></text:p>
      <text:p text:style-name="P43">&lt;[c 0] (tủa)&gt; · &lt;[] (jẻaq)&gt; · &lt;[c] (jải)&gt; = <text:tab/></text:p>
      <text:p text:style-name="P43">&lt;[c 0] (tủa)&gt; · &lt;[c] (jẻaq)&gt; · &lt;[] (jải)&gt; = <text:tab/></text:p>
      <text:p text:style-name="P43">&lt;[c 0] (tủa)&gt; · &lt;[c] (jẻaq)&gt; · &lt;[c] (jải)&gt; = <text:tab/></text:p>
      <text:p text:style-name="P43">&lt;[c 0] (tủa)&gt; · &lt;[c 1] (jẻaq)&gt; · &lt;[] (jải)&gt; = <text:tab/></text:p>
      <text:p text:style-name="P43">&lt;[c 0] (tủa)&gt; · &lt;[c 1] (jẻaq)&gt; · &lt;[c] (jải)&gt; = <text:tab/></text:p>
      <text:p text:style-name="P10"/>
      <text:p text:style-name="P12">:<text:span text:style-name="T43">test dua leo ru buaq bai <text:s/>// Used in “sa búai hủohūo”</text:span></text:p>
      <text:p text:style-name="P10"/>
      <text:p text:style-name="P26">:<text:span text:style-name="T51">test bu </text:span><text:span text:style-name="T46">tẻa ru cẻo rỉofā tỉshāgīq <text:s/>// Used by Ilmen</text:span></text:p>
      <text:p text:style-name="P26"/>
      <text:p text:style-name="P26"><text:span text:style-name="T46">// </text:span><text:span text:style-name="T47">(Still need to add “mu” examples</text:span><text:span text:style-name="T48">)</text:span></text:p>
      <text:p text:style-name="P26"/>
      <text:p text:style-name="P26">// <text:span text:style-name="T65">(Should also add some examples with words like </text:span><text:span text:style-name="T66">mia</text:span><text:span text:style-name="T67">, which have 2-ary second </text:span><text:span text:style-name="T68">slots)</text:span></text:p>
      <text:p text:style-name="P26"/>
      <text:p text:style-name="P26"><text:span text:style-name="T48">// </text:span><text:span text:style-name="T50">Mao</text:span><text:span text:style-name="T49"> seems to belong to the JEO Frame, but Ilmen suspects it should not, for semantic reas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23:01:42.739456791</meta:creation-date>
    <meta:generator>LibreOffice/4.3.3.2$Linux_X86_64 LibreOffice_project/430m0$Build-2</meta:generator>
    <dc:date>2018-08-14T03:04:59.757575411</dc:date>
    <meta:editing-duration>PT7H25M42S</meta:editing-duration>
    <meta:editing-cycles>105</meta:editing-cycles>
    <meta:document-statistic meta:table-count="0" meta:image-count="0" meta:object-count="0" meta:page-count="5" meta:paragraph-count="148" meta:word-count="2485" meta:character-count="10239" meta:non-whitespace-character-count="7713"/>
  </office:meta>
</office:document-meta>
</file>